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CMCSC10" svg:font-family="CMCSC10"/>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automatic-styles>
    <style:style style:name="P1" style:family="paragraph" style:parent-style-name="Footer">
      <style:paragraph-properties fo:text-align="center" style:justify-single-word="false"/>
      <style:text-properties style:font-name="Arial1" fo:language="en" fo:country="AU"/>
    </style:style>
    <style:style style:name="P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4091b" officeooo:paragraph-rsid="0004091b" style:font-name-asian="CMCSC10" style:font-size-asian="10pt" style:font-weight-asian="normal" style:font-name-complex="CMCSC10" style:font-size-complex="10pt" style:font-weight-complex="normal"/>
    </style:style>
    <style:style style:name="P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4a60a" officeooo:paragraph-rsid="0004a60a" style:font-name-asian="CMCSC10" style:font-size-asian="10pt" style:font-weight-asian="normal" style:font-name-complex="CMCSC10" style:font-size-complex="10pt"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9c511" officeooo:paragraph-rsid="000c8ca0" style:font-name-asian="CMCSC10" style:font-size-asian="10pt" style:font-weight-asian="normal" style:font-name-complex="CMCSC10" style:font-size-complex="10pt"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f4dad" officeooo:paragraph-rsid="000f4dad" style:font-name-asian="CMCSC10" style:font-size-asian="10pt" style:font-weight-asian="normal" style:font-name-complex="CMCSC10" style:font-size-complex="10pt" style:font-weight-complex="normal"/>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79963" officeooo:paragraph-rsid="00179963" style:font-name-asian="CMCSC10" style:font-size-asian="10pt" style:font-weight-asian="normal" style:font-name-complex="CMCSC10" style:font-size-complex="10pt" style:font-weight-complex="normal"/>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3cbd" officeooo:paragraph-rsid="00183cbd" style:font-name-asian="CMCSC10" style:font-size-asian="10pt" style:font-weight-asian="normal" style:font-name-complex="CMCSC10" style:font-size-complex="10pt"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3cbd" officeooo:paragraph-rsid="0018b4fc" style:font-name-asian="CMCSC10" style:font-size-asian="10pt" style:font-weight-asian="normal" style:font-name-complex="CMCSC10" style:font-size-complex="10pt" style:font-weight-complex="normal"/>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eda3" officeooo:paragraph-rsid="0018eda3" style:font-name-asian="CMCSC10" style:font-size-asian="10pt" style:font-weight-asian="normal" style:font-name-complex="CMCSC10" style:font-size-complex="10pt" style:font-weight-complex="normal"/>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d26e6" officeooo:paragraph-rsid="001d26e6" style:font-name-asian="CMCSC10" style:font-size-asian="10pt" style:font-weight-asian="normal" style:font-name-complex="CMCSC10" style:font-size-complex="10pt" style:font-weight-complex="normal"/>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2e984" officeooo:paragraph-rsid="0012e984" style:font-name-asian="CMCSC10" style:font-size-asian="10pt" style:font-weight-asian="normal" style:font-name-complex="CMCSC10" style:font-size-complex="10pt" style:font-weight-complex="normal"/>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5aa0c" officeooo:paragraph-rsid="0015aa0c" style:font-name-asian="CMCSC10" style:font-size-asian="10pt" style:font-weight-asian="normal" style:font-name-complex="CMCSC10" style:font-size-complex="10pt" style:font-weight-complex="normal"/>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e1440" officeooo:paragraph-rsid="001e1440" style:font-name-asian="CMCSC10" style:font-size-asian="10pt" style:font-weight-asian="normal" style:font-name-complex="CMCSC10" style:font-size-complex="10pt" style:font-weight-complex="normal"/>
    </style:style>
    <style:style style:name="P1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23d773" officeooo:paragraph-rsid="0023d773" style:font-name-asian="CMCSC10" style:font-size-asian="10pt" style:font-weight-asian="normal" style:font-name-complex="CMCSC10" style:font-size-complex="10pt" style:font-weight-complex="normal"/>
    </style:style>
    <style:style style:name="P1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paragraph-rsid="000c8ca0" style:font-name-asian="CMCSC10" style:font-size-asian="10pt" style:font-weight-asian="normal" style:font-name-complex="CMCSC10" style:font-size-complex="10pt" style:font-weight-complex="normal"/>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4a60a" officeooo:paragraph-rsid="0004a60a" style:font-name-asian="CMCSC10" style:font-size-asian="10pt" style:font-name-complex="CMCSC10" style:font-size-complex="10pt"/>
    </style:style>
    <style:style style:name="P1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4a60a" officeooo:paragraph-rsid="00072710" style:font-name-asian="CMCSC10" style:font-size-asian="10pt" style:font-name-complex="CMCSC10" style:font-size-complex="10pt"/>
    </style:style>
    <style:style style:name="P1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72710" officeooo:paragraph-rsid="0012e984" style:font-name-asian="CMCSC10" style:font-size-asian="10pt" style:font-name-complex="CMCSC10" style:font-size-complex="10pt"/>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12e984" officeooo:paragraph-rsid="0012e984" style:font-name-asian="CMCSC10" style:font-size-asian="10pt" style:font-name-complex="CMCSC10" style:font-size-complex="10pt"/>
    </style:style>
    <style:style style:name="P20" style:family="paragraph" style:parent-style-name="Text_20_body">
      <style:paragraph-properties fo:text-align="justify" style:justify-single-word="false"/>
      <style:text-properties officeooo:rsid="002620c1" officeooo:paragraph-rsid="002620c1"/>
    </style:style>
    <style:style style:name="P21" style:family="paragraph" style:parent-style-name="Text_20_body">
      <style:paragraph-properties fo:text-align="justify" style:justify-single-word="false"/>
      <style:text-properties officeooo:rsid="002620c1" officeooo:paragraph-rsid="002927cc"/>
    </style:style>
    <style:style style:name="P22" style:family="paragraph" style:parent-style-name="Text_20_body">
      <style:paragraph-properties fo:text-align="justify" style:justify-single-word="false"/>
      <style:text-properties officeooo:rsid="002b22d3" officeooo:paragraph-rsid="002b22d3"/>
    </style:style>
    <style:style style:name="P23" style:family="paragraph" style:parent-style-name="Text_20_body">
      <style:paragraph-properties fo:text-align="justify" style:justify-single-word="false"/>
      <style:text-properties officeooo:rsid="002b22d3" officeooo:paragraph-rsid="002bbc2a"/>
    </style:style>
    <style:style style:name="P24" style:family="paragraph" style:parent-style-name="Text_20_body">
      <style:paragraph-properties fo:text-align="justify" style:justify-single-word="false"/>
      <style:text-properties officeooo:rsid="002c79a3" officeooo:paragraph-rsid="002c79a3"/>
    </style:style>
    <style:style style:name="P25" style:family="paragraph" style:parent-style-name="Text_20_body">
      <style:paragraph-properties fo:text-align="justify" style:justify-single-word="false"/>
      <style:text-properties officeooo:rsid="002c79a3" officeooo:paragraph-rsid="002f506c"/>
    </style:style>
    <style:style style:name="P26" style:family="paragraph" style:parent-style-name="Text_20_body">
      <style:paragraph-properties fo:text-align="justify" style:justify-single-word="false"/>
      <style:text-properties officeooo:rsid="003129a8" officeooo:paragraph-rsid="00324050"/>
    </style:style>
    <style:style style:name="P27" style:family="paragraph" style:parent-style-name="Text_20_body">
      <style:paragraph-properties fo:text-align="justify" style:justify-single-word="false"/>
      <style:text-properties fo:font-weight="normal" officeooo:rsid="002c79a3" officeooo:paragraph-rsid="002c79a3" style:font-weight-asian="normal" style:font-weight-complex="normal"/>
    </style:style>
    <style:style style:name="P28" style:family="paragraph" style:parent-style-name="Footer">
      <style:paragraph-properties fo:text-align="center" style:justify-single-word="false"/>
      <style:text-properties fo:language="en" fo:country="AU"/>
    </style:style>
    <style:style style:name="P29" style:family="paragraph" style:parent-style-name="Heading_20_1">
      <style:paragraph-properties fo:text-align="center" style:justify-single-word="false"/>
    </style:style>
    <style:style style:name="P30" style:family="paragraph" style:parent-style-name="Heading_20_3">
      <style:paragraph-properties fo:text-align="center" style:justify-single-word="false"/>
    </style:style>
    <style:style style:name="P31" style:family="paragraph" style:parent-style-name="Heading_20_3">
      <style:paragraph-properties fo:text-align="center" style:justify-single-word="false" fo:break-before="page"/>
      <style:text-properties officeooo:rsid="00183cbd" officeooo:paragraph-rsid="00183cbd"/>
    </style:style>
    <style:style style:name="P32" style:family="paragraph" style:parent-style-name="Heading_20_3">
      <style:paragraph-properties fo:text-align="center" style:justify-single-word="false" fo:break-before="page"/>
      <style:text-properties officeooo:rsid="0023d773" officeooo:paragraph-rsid="0023d773"/>
    </style:style>
    <style:style style:name="T1" style:family="text">
      <style:text-properties fo:font-weight="normal" style:font-weight-asian="normal" style:font-weight-complex="normal"/>
    </style:style>
    <style:style style:name="T2" style:family="text">
      <style:text-properties fo:font-weight="normal" officeooo:rsid="000604f7" style:font-weight-asian="normal" style:font-weight-complex="normal"/>
    </style:style>
    <style:style style:name="T3" style:family="text">
      <style:text-properties fo:font-weight="normal" officeooo:rsid="0006fb4f" style:font-weight-asian="normal" style:font-weight-complex="normal"/>
    </style:style>
    <style:style style:name="T4" style:family="text">
      <style:text-properties fo:font-weight="normal" officeooo:rsid="00072710" style:font-weight-asian="normal" style:font-weight-complex="normal"/>
    </style:style>
    <style:style style:name="T5" style:family="text">
      <style:text-properties fo:font-weight="normal" officeooo:rsid="000c8ca0" style:font-weight-asian="normal" style:font-weight-complex="normal"/>
    </style:style>
    <style:style style:name="T6" style:family="text">
      <style:text-properties fo:font-weight="normal" officeooo:rsid="001247dc" style:font-weight-asian="normal" style:font-weight-complex="normal"/>
    </style:style>
    <style:style style:name="T7" style:family="text">
      <style:text-properties fo:font-weight="normal" officeooo:rsid="0012e984" style:font-weight-asian="normal" style:font-weight-complex="normal"/>
    </style:style>
    <style:style style:name="T8" style:family="text">
      <style:text-properties fo:font-weight="normal" officeooo:rsid="0015a011" style:font-weight-asian="normal" style:font-weight-complex="normal"/>
    </style:style>
    <style:style style:name="T9" style:family="text">
      <style:text-properties fo:font-weight="normal" officeooo:rsid="0015aa0c" style:font-weight-asian="normal" style:font-weight-complex="normal"/>
    </style:style>
    <style:style style:name="T10" style:family="text">
      <style:text-properties fo:font-weight="normal" officeooo:rsid="0022e064" style:font-weight-asian="normal" style:font-weight-complex="normal"/>
    </style:style>
    <style:style style:name="T11" style:family="text">
      <style:text-properties fo:font-weight="normal" officeooo:rsid="0023d773" style:font-weight-asian="normal" style:font-weight-complex="normal"/>
    </style:style>
    <style:style style:name="T12" style:family="text">
      <style:text-properties fo:font-weight="normal" officeooo:rsid="002653f3" style:font-weight-asian="normal" style:font-weight-complex="normal"/>
    </style:style>
    <style:style style:name="T13" style:family="text">
      <style:text-properties fo:font-weight="normal" officeooo:rsid="0027a6a1" style:font-weight-asian="normal" style:font-weight-complex="normal"/>
    </style:style>
    <style:style style:name="T14" style:family="text">
      <style:text-properties fo:font-weight="normal" officeooo:rsid="002927cc" style:font-weight-asian="normal" style:font-weight-complex="normal"/>
    </style:style>
    <style:style style:name="T15" style:family="text">
      <style:text-properties fo:font-weight="normal" officeooo:rsid="002bbc2a" style:font-weight-asian="normal" style:font-weight-complex="normal"/>
    </style:style>
    <style:style style:name="T16" style:family="text">
      <style:text-properties fo:font-weight="normal" officeooo:rsid="002bffc7" style:font-weight-asian="normal" style:font-weight-complex="normal"/>
    </style:style>
    <style:style style:name="T17" style:family="text">
      <style:text-properties fo:font-weight="normal" officeooo:rsid="002f506c" style:font-weight-asian="normal" style:font-weight-complex="normal"/>
    </style:style>
    <style:style style:name="T18" style:family="text">
      <style:text-properties fo:font-weight="normal" officeooo:rsid="002fd4b9" style:font-weight-asian="normal" style:font-weight-complex="normal"/>
    </style:style>
    <style:style style:name="T19" style:family="text">
      <style:text-properties fo:font-weight="normal" officeooo:rsid="00324050" style:font-weight-asian="normal" style:font-weight-complex="normal"/>
    </style:style>
    <style:style style:name="T20" style:family="text">
      <style:text-properties officeooo:rsid="0004091b"/>
    </style:style>
    <style:style style:name="T21" style:family="text">
      <style:text-properties officeooo:rsid="000bfd00"/>
    </style:style>
    <style:style style:name="T22" style:family="text">
      <style:text-properties officeooo:rsid="000c8ca0"/>
    </style:style>
    <style:style style:name="T23" style:family="text">
      <style:text-properties officeooo:rsid="000cde21"/>
    </style:style>
    <style:style style:name="T24" style:family="text">
      <style:text-properties officeooo:rsid="000eeac1"/>
    </style:style>
    <style:style style:name="T25" style:family="text">
      <style:text-properties officeooo:rsid="00105dd0"/>
    </style:style>
    <style:style style:name="T26" style:family="text">
      <style:text-properties officeooo:rsid="00162b3a"/>
    </style:style>
    <style:style style:name="T27" style:family="text">
      <style:text-properties officeooo:rsid="0018b4fc"/>
    </style:style>
    <style:style style:name="T28" style:family="text">
      <style:text-properties officeooo:rsid="001949e5"/>
    </style:style>
    <style:style style:name="T29" style:family="text">
      <style:text-properties officeooo:rsid="001af0b5"/>
    </style:style>
    <style:style style:name="T30" style:family="text">
      <style:text-properties officeooo:rsid="001c4f90"/>
    </style:style>
    <style:style style:name="T31" style:family="text">
      <style:text-properties officeooo:rsid="001d1f79"/>
    </style:style>
    <style:style style:name="T32" style:family="text">
      <style:text-properties officeooo:rsid="0022e0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Understanding the Universe</text:h>
      <text:h text:style-name="P30" text:outline-level="3">The <text:span text:style-name="T20">Current state</text:span></text:h>
      <text:p text:style-name="P2">In an attempt to understand the physical universe, the universal practice of science has evolved to create theories backed up with evidence to explain the phenomenon and processes that are observed to occur in the natural world. Without going into the history or detail, two grand theories exist that dominate and are used to explain the micro and macro phenomenon of matter interaction and transformation. These two theories being the standard model to explain the physics on the atomic and nuclear level where electromagnetism and nuclear forces dominate, and general relativity where gravity on the large level of distances dominates. Both being separated and not able to be reconciled into one theory that has frustrated scientists since Albert Einstein first attempted the idea.</text:p>
      <text:p text:style-name="P3">Given the basis of both theories, this can be explained by the fact that the approach each has at its core of theory being quite different. </text:p>
      <text:p text:style-name="P17"><text:span text:style-name="T1">The standard model has as its basis that matter is made of one type of point like particles (Fermions) that have the observed forces of interaction of matter being carried by a second carrier particle of matter (Bosons). These Boson force carrying particles are said to interact in such a manner as to be absorbed or emitted by the Fermion particles, transferring energy and creating the observed phenomenon of matter interaction. </text:span><text:span text:style-name="T2">In the standard model, particles are also thought of not of as particles that have a defined surface or structure, but are in effect a condensate of a field, and a field that can be considered as a form of energy. </text:span><text:span text:style-name="T4">The Fermions exist in one type of field </text:span><text:span text:style-name="T7">for each fermion particle, </text:span><text:span text:style-name="T4">and the Bosons are a </text:span><text:span text:style-name="T7">force </text:span><text:span text:style-name="T4">carrier particle that facilitates the interaction of Fermions with each other.</text:span></text:p>
      <text:p text:style-name="P16"><text:span text:style-name="T1">General relativity has the postulate that matter has a mass charge that </text:span><text:span text:style-name="T10">distorts or </text:span><text:span text:style-name="T1">bends the space </text:span><text:span text:style-name="T7">and time </text:span><text:span text:style-name="T1">around it, <text:s/>and that this bending of space</text:span><text:span text:style-name="T7">time </text:span><text:span text:style-name="T1"><text:s/>projects back onto the matter to direct its motion. The bending of space also has an effect of compressing or stretching space such that the measurement of time changes dependent upon the reference frame that matter exists within. <text:s/>The mass then follows a path governed by this spacetime geometry, which in a feedback loop, the mass changes the <text:s/>spacetime geometry </text:span><text:span text:style-name="T3">in</text:span><text:span text:style-name="T1"> such </text:span><text:span text:style-name="T3">a way</text:span><text:span text:style-name="T1"> that the path trajectory of a mass may change. It is this bending of spacetime that is what makes up what is observed as gravity, and gravity thus is not really a force.</text:span></text:p>
      <text:p text:style-name="P18"><text:span text:style-name="T1">And thus there seems to be from the outset, an incompatibility between these two theories, but also a commonality. The incompatibility being that the standard model relies on force carrying particles to transmit forces, and general relativity on the bending of </text:span><text:span text:style-name="T6">the geometry of </text:span><text:span text:style-name="T1">space and time to act as a perception of a force in creating a </text:span><text:span text:style-name="T5">geometric like </text:span><text:span text:style-name="T1"><text:s/>path for matter and energy to follow and flow on. The commonality being that both have the idea and postulate of a field </text:span><text:span text:style-name="T5">or fields </text:span><text:span text:style-name="T1">that </text:span><text:span text:style-name="T5">dictate or construct the formation of matter, and is the means by which the interactions of matter and energy is governed </text:span><text:span text:style-name="T1">by. </text:span></text:p>
      <text:p text:style-name="P11">Both theories also have a commonality of utilising the principle of least action and Noether’s theorem.</text:p>
      <text:p text:style-name="P19"><text:span text:style-name="T1">The principle of least action is a postulate that any natural phenomenon of causality will follow the path or process of least or minimal time or energy to progress from one physical state to another. Such a process is expressed in mathematical terms of using what is known as modified versions of Newtonian mechanics. These mathematical models of physical processes are the Lagrangian and Hamiltonian representations of Newtonian mechanics in terms of </text:span><text:span text:style-name="T8">the </text:span><text:span text:style-name="T9">total </text:span><text:span text:style-name="T1">energy </text:span><text:span text:style-name="T8">of a physical state or system, </text:span><text:span text:style-name="T9">where that total energy is in terms of kinetic and potential energy.</text:span></text:p>
      <text:p text:style-name="P12">Quantum physics has a complex and long Lagrangian field equation to model the quantum world, and general relativity the famous Einstein equation to model a similar Lagrangian looking energy field equation as a basis of it tensor of mass energy.</text:p>
      <text:p text:style-name="P4">Since Einstein, Physicists have also concluded with Einstein that all the physical forces and theories of the quantum and relativity realm should be able to be unified into one grand unification theory, <text:span text:style-name="T22">or a </text:span>grand unifi<text:span text:style-name="T22">ed field</text:span> theory. The fundamental problem is that the standard model requires <text:span text:style-name="T24">that to create a quantum theory of gravity to be included in the standard model, there needs</text:span> to be a hypothetical particle called a graviton to act as intermediary between the gravitational field and all of matter and energy. It is found that by including a graviton, infinities jump out of the calculations and derivation<text:span text:style-name="T21">s</text:span>, creating a dilemma and frustration that <text:span text:style-name="T21">gravity and the standard model </text:span>are incompatible with one another. <text:span text:style-name="T23">General relativity has, it seems, no ability to integrate with a quantum field theory on which the standard model is based upon, </text:span><text:span text:style-name="T26">as it is, by and large, a geometric model of gravity and time.</text:span></text:p>
      <text:p text:style-name="P5">This is the difficulty that physicists face as a last great hurdle in understanding of how the universe is constructed and how all things fit together. </text:p>
      <text:p text:style-name="P5">Current attempts to overcome the incompatibility of quantum field theory and general relativity from being united range from grand ideas and mathematical attempts such as string theory and modified general relativity theories <text:s/><text:span text:style-name="T25">wh</text:span>ich have had some limited successes, outweighed by greater problems or contradictions. A phenomenon of a perception of dark <text:s/>matter and dark energy that are used to explain the <text:span text:style-name="T26">observed </text:span>rotation of stars within galaxies and a measured acceleration of galaxies away from each other as one looks further in distance complicate the <text:soft-page-break/>theory of <text:span text:style-name="T26">both </text:span>general relativity <text:span text:style-name="T26">and the standard model </text:span>even further <text:span text:style-name="T26">on their own merits, let alone </text:span>into being unified <text:span text:style-name="T26">into one unified field theory</text:span>.</text:p>
      <text:p text:style-name="P6">But despite the difficulty and seemingly incompatibility of unifying the standard model with general relativity, both theories on their own merit are observed to be highly accurate in prediction of physical phenomenon and used for much of modern technology from computers to GPS services.</text:p>
      <text:p text:style-name="P6">What all this means is that despite great accuracy and agreement of observed results the standard and general relativity models of are lacking in that they cannot explain some observed or measured physical properties or phenomenon that exist, let alone be united into one grand unified theory. For example, the standard model has no means to explain the measured masses of many of its particles. Both theories cannot fully explain what are called dark matter and dark energy. Any <text:s/>grand unified theory would also need to be able to model these new physical observations, let alone to predict something as fundamental as the mass of a particle.</text:p>
      <text:p text:style-name="P7">So, how can the human mind come to reconcile and bring together the two giants of physical theories that dominate the current thought and understanding of a model for the workings of the universe?</text:p>
      <text:p text:style-name="P7"/>
      <text:h text:style-name="P31" text:outline-level="3">A New Way Of Thinking</text:h>
      <text:p text:style-name="P7">How can the human mind come to reconcile and bring together the two giants of physical theories that dominate the current thought and understanding of a model for the workings of the universe as outlined above ?</text:p>
      <text:p text:style-name="P8">One way is to try and start afresh, try and use the discovered theories of the standard model and general relativity as a guide rather than as dogma or as the ultimate codex by which to form ones thinking <text:span text:style-name="T27">or opinion </text:span>upon. One needs to be reminded that these theories are but only mathematical models by which one uses to form predictions of physical phenomenon upon. The mathematics used and any approximations that are made to simplify the mathematics can leave out certain details <text:span text:style-name="T32">that </text:span>can create a kind of butterfly effect. An effect that will render results that then need further mathematical work where corrections are introduced to match observed measurements that render the understanding of the underlying physics to be obscured, and even misdirected into a false understanding of the real physical processes. </text:p>
      <text:p text:style-name="P8"><text:span text:style-name="T27">It may be that the mathematical model created, though predicting the results accurately, is flawed, or even totally incorrect in it explaining the physics involved. The example of the Ptolemaic model of the planets in the ancient world was accurate in predicting the motion of the planets, and even eclipses, but was fundamentally and completely wrong </text:span><text:span text:style-name="T31">in understanding the true nature of a sun centred planetary system</text:span><text:span text:style-name="T27">. The same kind of mathematical modelling and thinking may be present in both of the standard model and general relativity. In the Ptolemaic model, it was assumed that the Earth was the centre of the universe. </text:span><text:span text:style-name="T32">I</text:span><text:span text:style-name="T27">n the standard model and general relativity, it may be that some fundamental axiom, postulate or assumption is also just as wrong, and needs to be discovered and corrected.</text:span></text:p>
      <text:p text:style-name="P9">In trying to understand and model the universe, the tool being used that is mathematics that is the driver of understanding may also <text:span text:style-name="T29">be part of </text:span>the problem. One or more fundamental assumptions of mathematics, though working in the realm of pure mathematics and has a mathematical proof of being true <text:span text:style-name="T30">and is valid in the human world</text:span>, is inappropriate and false for modelling the real physical world <text:s/>It may also be that the mathematics of the physical world is incorrectly modelled in the mathematics being used, especially in the quantum realm. Mathematical tools such as integration and statistics may just not work at a certain level where mathematical continuity and infinitely small subdivisions of certain properties are not present. <text:span text:style-name="T28">Many complex mathematical techniques </text:span><text:span text:style-name="T30">may</text:span><text:span text:style-name="T28"> have no real physical meaning, other than creating a new representation of a mathematical equation to simplify the calculations of complex systems. In this simplification, the physics and understanding of basic underlying fundamental physical processes that one is trying to understand is lost </text:span><text:span text:style-name="T30">in the mathematics</text:span><text:span text:style-name="T28">, and as such, a potential cascade of being misdirected into the wrong model of the physical world is created.</text:span></text:p>
      <text:p text:style-name="P10">It may be that one needs to go back to all of the fundamental definitions, assumptions and postulates of physics, examine them with a modern eye, and with hindsight of the last hundred plus years of discovery and observation, and where appropriate, modify or redefine them to fit into a more comprehensive and relevant language of understanding.</text:p>
      <text:p text:style-name="P13">One new form of understanding and thinking may be that a model of the universe is better to be constructed as a kind of iterative process of events where all physical processes that govern the universe occur, are not governed by equations that need a space and time of mathematical continuity , but by a process of iterative steps that are so small in magnitude that to the human mind are perceived to be continuous. This is most generalised by use of the human minds creation of mathematical modelling that require as a basis an infinitely divisible or large spacial coordinate system that in the everyday world of human perception can be used to model the world. It is only when the modelling of the universe outside this perception of the very small and very large that those mathematical models fail, and thus also an understanding of the how the true nature of the fundamental workings of the universe break down.</text:p>
      <text:p text:style-name="P14">It is this line of thinking, that the universe is not infinitely divisible or continuous as much of the mathematical tools that is used to model the physics of the universe, but that there is a limit, and hence discreteness on how small a value of one or more physical properties that governs a physical process can have that forms the basis of the hypothesis and proposal that will be presented in this document.</text:p>
      <text:p text:style-name="P15"/>
      <text:h text:style-name="P32" text:outline-level="3">The Basic Idea</text:h>
      <text:p text:style-name="P20"><text:span text:style-name="T11">T</text:span><text:span text:style-name="T1">he basic idea to model and explain <text:s/>the underlying physical processes that are prevalent and govern the workings of the universe is that all physical processes are of an iterative nature, and are not mathematically continuous or infinitely divisible. </text:span></text:p>
      <text:p text:style-name="P21"><text:span text:style-name="T1">What this means is that any fundamental physical process that is considered as a change of physical state has a definite and discrete single step of change. That is, a change of <text:s/>physical state of an entity from a physical state A to a physical state B that has no intermediary physical state C between these two states. </text:span><text:span text:style-name="T12">Thus, at a certain level of order of magnitude, there is a </text:span><text:span text:style-name="T13">measured and mathematical </text:span><text:span text:style-name="T12">discrete graininess of physical transition of changes of the physical states of entities, </text:span><text:span text:style-name="T14">and no <text:s/></text:span><text:span text:style-name="T13">measured </text:span><text:span text:style-name="T14">or</text:span><text:span text:style-name="T13"> mathematical </text:span><text:span text:style-name="T14">treatment of these </text:span><text:span text:style-name="T12"><text:s/>physical transition of changes of the physical states </text:span><text:span text:style-name="T14">can be considered as continuous and infinitely divisible.</text:span></text:p>
      <text:p text:style-name="P22"><text:span text:style-name="T14">I</text:span><text:span text:style-name="T1">f a physical process is considered as being able to be divided into smaller transitions of changes of physical states, then the process is not a fundamental process, but is one of an accumulation of fundamental physical processes.</text:span></text:p>
      <text:p text:style-name="P23"><text:span text:style-name="T14">A</text:span><text:span text:style-name="T1">ccepting th</text:span><text:span text:style-name="T15">at a fundamental physical process of transformation is</text:span><text:span text:style-name="T1"> discrete, </text:span><text:span text:style-name="T15">then that physical process of transformation of physical sates can be considered as being performed in a given period of iteration to be <text:s/>completed. </text:span></text:p>
      <text:p text:style-name="P23"><text:span text:style-name="T15">It can then be argued that all fundamental physical processes of transformation of physical sates </text:span><text:span text:style-name="T16">of different entities </text:span><text:span text:style-name="T15">that are the same and equivalent in every circumstance will then undergo this <text:s/>fundamental physical processes of transformation of physical sates in the same <text:s/>period of iteration.</text:span></text:p>
      <text:p text:style-name="P24"><text:span text:style-name="T15">W</text:span><text:span text:style-name="T1">ith this one simple idea, a whole model of the functioning of the universe can evolve.</text:span></text:p>
      <text:p text:style-name="P27">As each change of physical state is considered in the context of multitude of uncountable entities, where these changes of state are a product of and cause of interactions between entities, a complex system of behaviours emerges. A complex system where one progression from one physical state A to another state B is an iterative process of progression in discrete and non continuous steps on the lowest and most fundamental level of physical processes.</text:p>
      <text:p text:style-name="P25"><text:span text:style-name="T1">A progression from one physical state to the next <text:s/>in a consistent and constant period </text:span><text:span text:style-name="T17">of duration </text:span><text:span text:style-name="T1">can be interpreted as a </text:span><text:span text:style-name="T17"><text:s/>discrete and iterative</text:span><text:span text:style-name="T1"> progression </text:span><text:span text:style-name="T18">of the state of physical system</text:span><text:span text:style-name="T1"> that </text:span><text:span text:style-name="T17">is a</text:span><text:span text:style-name="T1"> progression </text:span><text:span text:style-name="T17">in</text:span><text:span text:style-name="T1"> tim</text:span><text:span text:style-name="T18">e of that physical system. One being the entire universe itself.</text:span></text:p>
      <text:p text:style-name="P26"><text:span text:style-name="T1">As each iteration of a physical state of one or more entities is completed, a new set of conditions and initial physical state of that <text:s/>one or more entities is set up to iterate to a new physical state. A repetitive and recursive process that is a form of self interaction of the universe <text:s/>with itself, progressing from one physical state of being to the next <text:s/></text:span><text:span text:style-name="T19">that can be modelled as an iterative process of steps from one initial physical state A to an end physical state B in one single step, where the physical state B is a basis of the initial conditions for the next iteration process.</text:span><text:span text:style-name="T1"> This is the basic idea of the functioning of the workings of the univer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CMCSC10" svg:font-family="CMCSC10"/>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5cm" fo:margin-bottom="1cm" fo:margin-left="2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footer-left>
        <text:p text:style-name="MP2"><text:page-number text:select-page="current">4</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meta:creation-date>2008-07-16T19:00:13</meta:creation-date>
    <dc:date>2024-12-26T14:34:39.189000000</dc:date>
    <dc:language>en-US</dc:language>
    <meta:editing-cycles>563</meta:editing-cycles>
    <meta:editing-duration>P5DT9H5M53S</meta:editing-duration>
    <meta:document-statistic meta:table-count="0" meta:image-count="0" meta:object-count="0" meta:page-count="4" meta:paragraph-count="36" meta:word-count="2474" meta:character-count="14829" meta:non-whitespace-character-count="12364"/>
    <meta:user-defined meta:name="Info 1"/>
    <meta:user-defined meta:name="Info 2"/>
    <meta:user-defined meta:name="Info 3"/>
    <meta:user-defined meta:name="Info 4"/>
  </office:meta>
</office:document-meta>
</file>